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17cm"/>
    </style:style>
    <style:style style:name="co2" style:family="table-column">
      <style:table-column-properties fo:break-before="auto" style:column-width="4.40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0.000000000000000E+000</text:p>
          </table:table-cell>
          <table:table-cell office:value-type="string">
            <text:p>2.102668458493109E-002</text:p>
          </table:table-cell>
          <table:table-cell table:number-columns-repeated="6"/>
        </table:table-row>
        <table:table-row table:style-name="ro1">
          <table:table-cell office:value-type="string">
            <text:p>5.000000000000000E-003</text:p>
          </table:table-cell>
          <table:table-cell office:value-type="string">
            <text:p>2.104294385475430E-002</text:p>
          </table:table-cell>
          <table:table-cell table:number-columns-repeated="6"/>
        </table:table-row>
        <table:table-row table:style-name="ro1">
          <table:table-cell office:value-type="string">
            <text:p>1.000000000000000E-002</text:p>
          </table:table-cell>
          <table:table-cell office:value-type="string">
            <text:p>2.105921149753306E-002</text:p>
          </table:table-cell>
          <table:table-cell table:number-columns-repeated="6"/>
        </table:table-row>
        <table:table-row table:style-name="ro1">
          <table:table-cell office:value-type="string">
            <text:p>1.500000000000000E-002</text:p>
          </table:table-cell>
          <table:table-cell office:value-type="string">
            <text:p>2.107548750979885E-002</text:p>
          </table:table-cell>
          <table:table-cell table:number-columns-repeated="6"/>
        </table:table-row>
        <table:table-row table:style-name="ro1">
          <table:table-cell office:value-type="string">
            <text:p>2.000000000000000E-002</text:p>
          </table:table-cell>
          <table:table-cell office:value-type="string">
            <text:p>2.109177188808932E-002</text:p>
          </table:table-cell>
          <table:table-cell table:number-columns-repeated="6"/>
        </table:table-row>
        <table:table-row table:style-name="ro1">
          <table:table-cell office:value-type="string">
            <text:p>2.500000000000000E-002</text:p>
          </table:table-cell>
          <table:table-cell office:value-type="string">
            <text:p>2.110806462894830E-002</text:p>
          </table:table-cell>
          <table:table-cell table:number-columns-repeated="6"/>
        </table:table-row>
        <table:table-row table:style-name="ro1">
          <table:table-cell office:value-type="string">
            <text:p>3.000000000000000E-002</text:p>
          </table:table-cell>
          <table:table-cell office:value-type="string">
            <text:p>2.112436572892575E-002</text:p>
          </table:table-cell>
          <table:table-cell table:number-columns-repeated="6"/>
        </table:table-row>
        <table:table-row table:style-name="ro1">
          <table:table-cell office:value-type="string">
            <text:p>3.500000000000000E-002</text:p>
          </table:table-cell>
          <table:table-cell office:value-type="string">
            <text:p>2.114067518457776E-002</text:p>
          </table:table-cell>
          <table:table-cell table:number-columns-repeated="6"/>
        </table:table-row>
        <table:table-row table:style-name="ro1">
          <table:table-cell office:value-type="string">
            <text:p>4.000000000000000E-002</text:p>
          </table:table-cell>
          <table:table-cell office:value-type="string">
            <text:p>2.115699299246651E-002</text:p>
          </table:table-cell>
          <table:table-cell table:number-columns-repeated="6"/>
        </table:table-row>
        <table:table-row table:style-name="ro1">
          <table:table-cell office:value-type="string">
            <text:p>4.500000000000000E-002</text:p>
          </table:table-cell>
          <table:table-cell office:value-type="string">
            <text:p>2.117331914916025E-002</text:p>
          </table:table-cell>
          <table:table-cell table:number-columns-repeated="6"/>
        </table:table-row>
        <table:table-row table:style-name="ro1">
          <table:table-cell office:value-type="string">
            <text:p>5.000000000000000E-002</text:p>
          </table:table-cell>
          <table:table-cell office:value-type="string">
            <text:p>2.118965365123329E-002</text:p>
          </table:table-cell>
          <table:table-cell table:number-columns-repeated="6"/>
        </table:table-row>
        <table:table-row table:style-name="ro1">
          <table:table-cell office:value-type="string">
            <text:p>5.499999999999999E-002</text:p>
          </table:table-cell>
          <table:table-cell office:value-type="string">
            <text:p>2.120599649526595E-002</text:p>
          </table:table-cell>
          <table:table-cell table:number-columns-repeated="6"/>
        </table:table-row>
        <table:table-row table:style-name="ro1">
          <table:table-cell office:value-type="string">
            <text:p>5.999999999999999E-002</text:p>
          </table:table-cell>
          <table:table-cell office:value-type="string">
            <text:p>2.122234767784455E-002</text:p>
          </table:table-cell>
          <table:table-cell table:number-columns-repeated="6"/>
        </table:table-row>
        <table:table-row table:style-name="ro1">
          <table:table-cell office:value-type="string">
            <text:p>6.499999999999999E-002</text:p>
          </table:table-cell>
          <table:table-cell office:value-type="string">
            <text:p>2.123870719556141E-002</text:p>
          </table:table-cell>
          <table:table-cell table:number-columns-repeated="6"/>
        </table:table-row>
        <table:table-row table:style-name="ro1">
          <table:table-cell office:value-type="string">
            <text:p>6.999999999999999E-002</text:p>
          </table:table-cell>
          <table:table-cell office:value-type="string">
            <text:p>2.125507504501476E-002</text:p>
          </table:table-cell>
          <table:table-cell table:number-columns-repeated="6"/>
        </table:table-row>
        <table:table-row table:style-name="ro1">
          <table:table-cell office:value-type="string">
            <text:p>7.500000000000000E-002</text:p>
          </table:table-cell>
          <table:table-cell office:value-type="string">
            <text:p>2.127145122280881E-002</text:p>
          </table:table-cell>
          <table:table-cell table:number-columns-repeated="6"/>
        </table:table-row>
        <table:table-row table:style-name="ro1">
          <table:table-cell office:value-type="string">
            <text:p>8.000000000000000E-002</text:p>
          </table:table-cell>
          <table:table-cell office:value-type="string">
            <text:p>2.128783572555364E-002</text:p>
          </table:table-cell>
          <table:table-cell table:number-columns-repeated="6"/>
        </table:table-row>
        <table:table-row table:style-name="ro1">
          <table:table-cell office:value-type="string">
            <text:p>8.500000000000001E-002</text:p>
          </table:table-cell>
          <table:table-cell office:value-type="string">
            <text:p>2.130422854986524E-002</text:p>
          </table:table-cell>
          <table:table-cell table:number-columns-repeated="6"/>
        </table:table-row>
        <table:table-row table:style-name="ro1">
          <table:table-cell office:value-type="string">
            <text:p>9.000000000000001E-002</text:p>
          </table:table-cell>
          <table:table-cell office:value-type="string">
            <text:p>2.132062969236543E-002</text:p>
          </table:table-cell>
          <table:table-cell table:number-columns-repeated="6"/>
        </table:table-row>
        <table:table-row table:style-name="ro1">
          <table:table-cell office:value-type="string">
            <text:p>9.500000000000001E-002</text:p>
          </table:table-cell>
          <table:table-cell office:value-type="string">
            <text:p>2.133703914968190E-002</text:p>
          </table:table-cell>
          <table:table-cell table:number-columns-repeated="6"/>
        </table:table-row>
        <table:table-row table:style-name="ro1">
          <table:table-cell office:value-type="string">
            <text:p>0.100000000000000</text:p>
          </table:table-cell>
          <table:table-cell office:value-type="string">
            <text:p>2.135345691844813E-002</text:p>
          </table:table-cell>
          <table:table-cell table:number-columns-repeated="6"/>
        </table:table-row>
        <table:table-row table:style-name="ro1">
          <table:table-cell office:value-type="string">
            <text:p>0.105000000000000</text:p>
          </table:table-cell>
          <table:table-cell office:value-type="string">
            <text:p>2.136988299530340E-002</text:p>
          </table:table-cell>
          <table:table-cell table:number-columns-repeated="6"/>
        </table:table-row>
        <table:table-row table:style-name="ro1">
          <table:table-cell office:value-type="string">
            <text:p>0.110000000000000</text:p>
          </table:table-cell>
          <table:table-cell office:value-type="string">
            <text:p>2.138631737689276E-002</text:p>
          </table:table-cell>
          <table:table-cell table:number-columns-repeated="6"/>
        </table:table-row>
        <table:table-row table:style-name="ro1">
          <table:table-cell office:value-type="string">
            <text:p>0.115000000000000</text:p>
          </table:table-cell>
          <table:table-cell office:value-type="string">
            <text:p>2.140276005986700E-002</text:p>
          </table:table-cell>
          <table:table-cell table:number-columns-repeated="6"/>
        </table:table-row>
        <table:table-row table:style-name="ro1">
          <table:table-cell office:value-type="string">
            <text:p>0.120000000000000</text:p>
          </table:table-cell>
          <table:table-cell office:value-type="string">
            <text:p>2.141921104088264E-002</text:p>
          </table:table-cell>
          <table:table-cell table:number-columns-repeated="6"/>
        </table:table-row>
        <table:table-row table:style-name="ro1">
          <table:table-cell office:value-type="string">
            <text:p>0.125000000000000</text:p>
          </table:table-cell>
          <table:table-cell office:value-type="string">
            <text:p>2.143567031660190E-002</text:p>
          </table:table-cell>
          <table:table-cell table:number-columns-repeated="6"/>
        </table:table-row>
        <table:table-row table:style-name="ro1">
          <table:table-cell office:value-type="string">
            <text:p>0.130000000000000</text:p>
          </table:table-cell>
          <table:table-cell office:value-type="string">
            <text:p>2.145213788369266E-002</text:p>
          </table:table-cell>
          <table:table-cell table:number-columns-repeated="6"/>
        </table:table-row>
        <table:table-row table:style-name="ro1">
          <table:table-cell office:value-type="string">
            <text:p>0.135000000000000</text:p>
          </table:table-cell>
          <table:table-cell office:value-type="string">
            <text:p>2.146795119381036E-002</text:p>
          </table:table-cell>
          <table:table-cell table:number-columns-repeated="6"/>
        </table:table-row>
        <table:table-row table:style-name="ro1">
          <table:table-cell office:value-type="string">
            <text:p>0.140000000000000</text:p>
          </table:table-cell>
          <table:table-cell office:value-type="string">
            <text:p>2.148310973464593E-002</text:p>
          </table:table-cell>
          <table:table-cell table:number-columns-repeated="6"/>
        </table:table-row>
        <table:table-row table:style-name="ro1">
          <table:table-cell office:value-type="string">
            <text:p>0.145000000000000</text:p>
          </table:table-cell>
          <table:table-cell office:value-type="string">
            <text:p>2.149761301425231E-002</text:p>
          </table:table-cell>
          <table:table-cell table:number-columns-repeated="6"/>
        </table:table-row>
        <table:table-row table:style-name="ro1">
          <table:table-cell office:value-type="string">
            <text:p>0.150000000000000</text:p>
          </table:table-cell>
          <table:table-cell office:value-type="string">
            <text:p>2.151146056105945E-002</text:p>
          </table:table-cell>
          <table:table-cell table:number-columns-repeated="6"/>
        </table:table-row>
        <table:table-row table:style-name="ro1">
          <table:table-cell office:value-type="string">
            <text:p>0.155000000000000</text:p>
          </table:table-cell>
          <table:table-cell office:value-type="string">
            <text:p>2.152465192388858E-002</text:p>
          </table:table-cell>
          <table:table-cell table:number-columns-repeated="6"/>
        </table:table-row>
        <table:table-row table:style-name="ro1">
          <table:table-cell office:value-type="string">
            <text:p>0.160000000000000</text:p>
          </table:table-cell>
          <table:table-cell office:value-type="string">
            <text:p>2.153718667196599E-002</text:p>
          </table:table-cell>
          <table:table-cell table:number-columns-repeated="6"/>
        </table:table-row>
        <table:table-row table:style-name="ro1">
          <table:table-cell office:value-type="string">
            <text:p>0.165000000000000</text:p>
          </table:table-cell>
          <table:table-cell office:value-type="string">
            <text:p>2.154906439493623E-002</text:p>
          </table:table-cell>
          <table:table-cell table:number-columns-repeated="6"/>
        </table:table-row>
        <table:table-row table:style-name="ro1">
          <table:table-cell office:value-type="string">
            <text:p>0.170000000000000</text:p>
          </table:table-cell>
          <table:table-cell office:value-type="string">
            <text:p>2.156028470287462E-002</text:p>
          </table:table-cell>
          <table:table-cell table:number-columns-repeated="6"/>
        </table:table-row>
        <table:table-row table:style-name="ro1">
          <table:table-cell office:value-type="string">
            <text:p>0.175000000000000</text:p>
          </table:table-cell>
          <table:table-cell office:value-type="string">
            <text:p>2.157084722629928E-002</text:p>
          </table:table-cell>
          <table:table-cell table:number-columns-repeated="6"/>
        </table:table-row>
        <table:table-row table:style-name="ro1">
          <table:table-cell office:value-type="string">
            <text:p>0.180000000000000</text:p>
          </table:table-cell>
          <table:table-cell office:value-type="string">
            <text:p>2.158075161618251E-002</text:p>
          </table:table-cell>
          <table:table-cell table:number-columns-repeated="6"/>
        </table:table-row>
        <table:table-row table:style-name="ro1">
          <table:table-cell office:value-type="string">
            <text:p>0.185000000000000</text:p>
          </table:table-cell>
          <table:table-cell office:value-type="string">
            <text:p>2.158999754396162E-002</text:p>
          </table:table-cell>
          <table:table-cell table:number-columns-repeated="6"/>
        </table:table-row>
        <table:table-row table:style-name="ro1">
          <table:table-cell office:value-type="string">
            <text:p>0.190000000000000</text:p>
          </table:table-cell>
          <table:table-cell office:value-type="string">
            <text:p>2.159858470154909E-002</text:p>
          </table:table-cell>
          <table:table-cell table:number-columns-repeated="6"/>
        </table:table-row>
        <table:table-row table:style-name="ro1">
          <table:table-cell office:value-type="string">
            <text:p>0.195000000000000</text:p>
          </table:table-cell>
          <table:table-cell office:value-type="string">
            <text:p>2.160651280134223E-002</text:p>
          </table:table-cell>
          <table:table-cell table:number-columns-repeated="6"/>
        </table:table-row>
        <table:table-row table:style-name="ro1">
          <table:table-cell office:value-type="string">
            <text:p>0.200000000000000</text:p>
          </table:table-cell>
          <table:table-cell office:value-type="string">
            <text:p>2.161378157623218E-002</text:p>
          </table:table-cell>
          <table:table-cell table:number-columns-repeated="6"/>
        </table:table-row>
        <table:table-row table:style-name="ro1">
          <table:table-cell office:value-type="string">
            <text:p>0.205000000000000</text:p>
          </table:table-cell>
          <table:table-cell office:value-type="string">
            <text:p>2.162039077961235E-002</text:p>
          </table:table-cell>
          <table:table-cell table:number-columns-repeated="6"/>
        </table:table-row>
        <table:table-row table:style-name="ro1">
          <table:table-cell office:value-type="string">
            <text:p>0.210000000000000</text:p>
          </table:table-cell>
          <table:table-cell office:value-type="string">
            <text:p>2.162634018538622E-002</text:p>
          </table:table-cell>
          <table:table-cell table:number-columns-repeated="6"/>
        </table:table-row>
        <table:table-row table:style-name="ro1">
          <table:table-cell office:value-type="string">
            <text:p>0.215000000000000</text:p>
          </table:table-cell>
          <table:table-cell office:value-type="string">
            <text:p>2.163162958797464E-002</text:p>
          </table:table-cell>
          <table:table-cell table:number-columns-repeated="6"/>
        </table:table-row>
        <table:table-row table:style-name="ro1">
          <table:table-cell office:value-type="string">
            <text:p>0.220000000000000</text:p>
          </table:table-cell>
          <table:table-cell office:value-type="string">
            <text:p>2.163625880232241E-002</text:p>
          </table:table-cell>
          <table:table-cell table:number-columns-repeated="6"/>
        </table:table-row>
        <table:table-row table:style-name="ro1">
          <table:table-cell office:value-type="string">
            <text:p>0.225000000000000</text:p>
          </table:table-cell>
          <table:table-cell office:value-type="string">
            <text:p>2.164022766390432E-002</text:p>
          </table:table-cell>
          <table:table-cell table:number-columns-repeated="6"/>
        </table:table-row>
        <table:table-row table:style-name="ro1">
          <table:table-cell office:value-type="string">
            <text:p>0.230000000000000</text:p>
          </table:table-cell>
          <table:table-cell office:value-type="string">
            <text:p>2.164353602873065E-002</text:p>
          </table:table-cell>
          <table:table-cell table:number-columns-repeated="6"/>
        </table:table-row>
        <table:table-row table:style-name="ro1">
          <table:table-cell office:value-type="string">
            <text:p>0.235000000000000</text:p>
          </table:table-cell>
          <table:table-cell office:value-type="string">
            <text:p>2.164618377335194E-002</text:p>
          </table:table-cell>
          <table:table-cell table:number-columns-repeated="6"/>
        </table:table-row>
        <table:table-row table:style-name="ro1">
          <table:table-cell office:value-type="string">
            <text:p>0.240000000000000</text:p>
          </table:table-cell>
          <table:table-cell office:value-type="string">
            <text:p>2.164817079486330E-002</text:p>
          </table:table-cell>
          <table:table-cell table:number-columns-repeated="6"/>
        </table:table-row>
        <table:table-row table:style-name="ro1">
          <table:table-cell office:value-type="string">
            <text:p>0.245000000000000</text:p>
          </table:table-cell>
          <table:table-cell office:value-type="string">
            <text:p>2.164949701090803E-002</text:p>
          </table:table-cell>
          <table:table-cell table:number-columns-repeated="6"/>
        </table:table-row>
        <table:table-row table:style-name="ro1">
          <table:table-cell office:value-type="string">
            <text:p>0.250000000000000</text:p>
          </table:table-cell>
          <table:table-cell office:value-type="string">
            <text:p>2.165016235968065E-002</text:p>
          </table:table-cell>
          <table:table-cell table:number-columns-repeated="6"/>
        </table:table-row>
        <table:table-row table:style-name="ro1">
          <table:table-cell office:value-type="string">
            <text:p>0.255000000000000</text:p>
          </table:table-cell>
          <table:table-cell office:value-type="string">
            <text:p>2.165016679992939E-002</text:p>
          </table:table-cell>
          <table:table-cell table:number-columns-repeated="6"/>
        </table:table-row>
        <table:table-row table:style-name="ro1">
          <table:table-cell office:value-type="string">
            <text:p>0.260000000000000</text:p>
          </table:table-cell>
          <table:table-cell office:value-type="string">
            <text:p>2.164951031095801E-002</text:p>
          </table:table-cell>
          <table:table-cell table:number-columns-repeated="6"/>
        </table:table-row>
        <table:table-row table:style-name="ro1">
          <table:table-cell office:value-type="string">
            <text:p>0.265000000000000</text:p>
          </table:table-cell>
          <table:table-cell office:value-type="string">
            <text:p>2.164819289262704E-002</text:p>
          </table:table-cell>
          <table:table-cell table:number-columns-repeated="6"/>
        </table:table-row>
        <table:table-row table:style-name="ro1">
          <table:table-cell office:value-type="string">
            <text:p>0.270000000000000</text:p>
          </table:table-cell>
          <table:table-cell office:value-type="string">
            <text:p>2.164621456535448E-002</text:p>
          </table:table-cell>
          <table:table-cell table:number-columns-repeated="6"/>
        </table:table-row>
        <table:table-row table:style-name="ro1">
          <table:table-cell office:value-type="string">
            <text:p>0.275000000000000</text:p>
          </table:table-cell>
          <table:table-cell office:value-type="string">
            <text:p>2.164357537011579E-002</text:p>
          </table:table-cell>
          <table:table-cell table:number-columns-repeated="6"/>
        </table:table-row>
        <table:table-row table:style-name="ro1">
          <table:table-cell office:value-type="string">
            <text:p>0.280000000000000</text:p>
          </table:table-cell>
          <table:table-cell office:value-type="string">
            <text:p>2.164027536844339E-002</text:p>
          </table:table-cell>
          <table:table-cell table:number-columns-repeated="6"/>
        </table:table-row>
        <table:table-row table:style-name="ro1">
          <table:table-cell office:value-type="string">
            <text:p>0.285000000000000</text:p>
          </table:table-cell>
          <table:table-cell office:value-type="string">
            <text:p>2.163631464242546E-002</text:p>
          </table:table-cell>
          <table:table-cell table:number-columns-repeated="6"/>
        </table:table-row>
        <table:table-row table:style-name="ro1">
          <table:table-cell office:value-type="string">
            <text:p>0.290000000000000</text:p>
          </table:table-cell>
          <table:table-cell office:value-type="string">
            <text:p>2.163169329470425E-002</text:p>
          </table:table-cell>
          <table:table-cell table:number-columns-repeated="6"/>
        </table:table-row>
        <table:table-row table:style-name="ro1">
          <table:table-cell office:value-type="string">
            <text:p>0.295000000000000</text:p>
          </table:table-cell>
          <table:table-cell office:value-type="string">
            <text:p>2.162641144847368E-002</text:p>
          </table:table-cell>
          <table:table-cell table:number-columns-repeated="6"/>
        </table:table-row>
        <table:table-row table:style-name="ro1">
          <table:table-cell office:value-type="string">
            <text:p>0.300000000000000</text:p>
          </table:table-cell>
          <table:table-cell office:value-type="string">
            <text:p>2.162046924747641E-002</text:p>
          </table:table-cell>
          <table:table-cell table:number-columns-repeated="6"/>
        </table:table-row>
        <table:table-row table:style-name="ro1">
          <table:table-cell office:value-type="string">
            <text:p>0.305000000000000</text:p>
          </table:table-cell>
          <table:table-cell office:value-type="string">
            <text:p>2.161386685600033E-002</text:p>
          </table:table-cell>
          <table:table-cell table:number-columns-repeated="6"/>
        </table:table-row>
        <table:table-row table:style-name="ro1">
          <table:table-cell office:value-type="string">
            <text:p>0.310000000000000</text:p>
          </table:table-cell>
          <table:table-cell office:value-type="string">
            <text:p>2.160660445887433E-002</text:p>
          </table:table-cell>
          <table:table-cell table:number-columns-repeated="6"/>
        </table:table-row>
        <table:table-row table:style-name="ro1">
          <table:table-cell office:value-type="string">
            <text:p>0.315000000000000</text:p>
          </table:table-cell>
          <table:table-cell office:value-type="string">
            <text:p>2.159868226146364E-002</text:p>
          </table:table-cell>
          <table:table-cell table:number-columns-repeated="6"/>
        </table:table-row>
        <table:table-row table:style-name="ro1">
          <table:table-cell office:value-type="string">
            <text:p>0.320000000000000</text:p>
          </table:table-cell>
          <table:table-cell office:value-type="string">
            <text:p>2.159010048966445E-002</text:p>
          </table:table-cell>
          <table:table-cell table:number-columns-repeated="6"/>
        </table:table-row>
        <table:table-row table:style-name="ro1">
          <table:table-cell office:value-type="string">
            <text:p>0.325000000000000</text:p>
          </table:table-cell>
          <table:table-cell office:value-type="string">
            <text:p>2.158085938989796E-002</text:p>
          </table:table-cell>
          <table:table-cell table:number-columns-repeated="6"/>
        </table:table-row>
        <table:table-row table:style-name="ro1">
          <table:table-cell office:value-type="string">
            <text:p>0.330000000000000</text:p>
          </table:table-cell>
          <table:table-cell office:value-type="string">
            <text:p>2.157095922910389E-002</text:p>
          </table:table-cell>
          <table:table-cell table:number-columns-repeated="6"/>
        </table:table-row>
        <table:table-row table:style-name="ro1">
          <table:table-cell office:value-type="string">
            <text:p>0.335000000000000</text:p>
          </table:table-cell>
          <table:table-cell office:value-type="string">
            <text:p>2.156040029473327E-002</text:p>
          </table:table-cell>
          <table:table-cell table:number-columns-repeated="6"/>
        </table:table-row>
        <table:table-row table:style-name="ro1">
          <table:table-cell office:value-type="string">
            <text:p>0.340000000000000</text:p>
          </table:table-cell>
          <table:table-cell office:value-type="string">
            <text:p>2.154918289474080E-002</text:p>
          </table:table-cell>
          <table:table-cell table:number-columns-repeated="6"/>
        </table:table-row>
        <table:table-row table:style-name="ro1">
          <table:table-cell office:value-type="string">
            <text:p>0.345000000000000</text:p>
          </table:table-cell>
          <table:table-cell office:value-type="string">
            <text:p>2.153730735757645E-002</text:p>
          </table:table-cell>
          <table:table-cell table:number-columns-repeated="6"/>
        </table:table-row>
        <table:table-row table:style-name="ro1">
          <table:table-cell office:value-type="string">
            <text:p>0.350000000000000</text:p>
          </table:table-cell>
          <table:table-cell office:value-type="string">
            <text:p>2.152477403217659E-002</text:p>
          </table:table-cell>
          <table:table-cell table:number-columns-repeated="6"/>
        </table:table-row>
        <table:table-row table:style-name="ro1">
          <table:table-cell office:value-type="string">
            <text:p>0.355000000000000</text:p>
          </table:table-cell>
          <table:table-cell office:value-type="string">
            <text:p>2.151158328795445E-002</text:p>
          </table:table-cell>
          <table:table-cell table:number-columns-repeated="6"/>
        </table:table-row>
        <table:table-row table:style-name="ro1">
          <table:table-cell office:value-type="string">
            <text:p>0.360000000000000</text:p>
          </table:table-cell>
          <table:table-cell office:value-type="string">
            <text:p>2.149773551479003E-002</text:p>
          </table:table-cell>
          <table:table-cell table:number-columns-repeated="6"/>
        </table:table-row>
        <table:table-row table:style-name="ro1">
          <table:table-cell office:value-type="string">
            <text:p>0.365000000000000</text:p>
          </table:table-cell>
          <table:table-cell office:value-type="string">
            <text:p>2.148323112301940E-002</text:p>
          </table:table-cell>
          <table:table-cell table:number-columns-repeated="6"/>
        </table:table-row>
        <table:table-row table:style-name="ro1">
          <table:table-cell office:value-type="string">
            <text:p>0.370000000000000</text:p>
          </table:table-cell>
          <table:table-cell office:value-type="string">
            <text:p>2.146807054342338E-002</text:p>
          </table:table-cell>
          <table:table-cell table:number-columns-repeated="6"/>
        </table:table-row>
        <table:table-row table:style-name="ro1">
          <table:table-cell office:value-type="string">
            <text:p>0.375000000000000</text:p>
          </table:table-cell>
          <table:table-cell office:value-type="string">
            <text:p>2.145225422721571E-002</text:p>
          </table:table-cell>
          <table:table-cell table:number-columns-repeated="6"/>
        </table:table-row>
        <table:table-row table:style-name="ro1">
          <table:table-cell office:value-type="string">
            <text:p>0.380000000000000</text:p>
          </table:table-cell>
          <table:table-cell office:value-type="string">
            <text:p>2.143578264603055E-002</text:p>
          </table:table-cell>
          <table:table-cell table:number-columns-repeated="6"/>
        </table:table-row>
        <table:table-row table:style-name="ro1">
          <table:table-cell office:value-type="string">
            <text:p>0.385000000000000</text:p>
          </table:table-cell>
          <table:table-cell office:value-type="string">
            <text:p>2.141931934951180E-002</text:p>
          </table:table-cell>
          <table:table-cell table:number-columns-repeated="6"/>
        </table:table-row>
        <table:table-row table:style-name="ro1">
          <table:table-cell office:value-type="string">
            <text:p>0.390000000000000</text:p>
          </table:table-cell>
          <table:table-cell office:value-type="string">
            <text:p>2.140286434098236E-002</text:p>
          </table:table-cell>
          <table:table-cell table:number-columns-repeated="6"/>
        </table:table-row>
        <table:table-row table:style-name="ro1">
          <table:table-cell office:value-type="string">
            <text:p>0.395000000000000</text:p>
          </table:table-cell>
          <table:table-cell office:value-type="string">
            <text:p>2.138641762377079E-002</text:p>
          </table:table-cell>
          <table:table-cell table:number-columns-repeated="6"/>
        </table:table-row>
        <table:table-row table:style-name="ro1">
          <table:table-cell office:value-type="string">
            <text:p>0.400000000000000</text:p>
          </table:table-cell>
          <table:table-cell office:value-type="string">
            <text:p>2.136997920121131E-002</text:p>
          </table:table-cell>
          <table:table-cell table:number-columns-repeated="6"/>
        </table:table-row>
        <table:table-row table:style-name="ro1">
          <table:table-cell office:value-type="string">
            <text:p>0.405000000000000</text:p>
          </table:table-cell>
          <table:table-cell office:value-type="string">
            <text:p>2.135354907664379E-002</text:p>
          </table:table-cell>
          <table:table-cell table:number-columns-repeated="6"/>
        </table:table-row>
        <table:table-row table:style-name="ro1">
          <table:table-cell office:value-type="string">
            <text:p>0.410000000000000</text:p>
          </table:table-cell>
          <table:table-cell office:value-type="string">
            <text:p>2.133712725341386E-002</text:p>
          </table:table-cell>
          <table:table-cell table:number-columns-repeated="6"/>
        </table:table-row>
        <table:table-row table:style-name="ro1">
          <table:table-cell office:value-type="string">
            <text:p>0.415000000000000</text:p>
          </table:table-cell>
          <table:table-cell office:value-type="string">
            <text:p>2.132071373487282E-002</text:p>
          </table:table-cell>
          <table:table-cell table:number-columns-repeated="6"/>
        </table:table-row>
        <table:table-row table:style-name="ro1">
          <table:table-cell office:value-type="string">
            <text:p>0.420000000000000</text:p>
          </table:table-cell>
          <table:table-cell office:value-type="string">
            <text:p>2.130430852437777E-002</text:p>
          </table:table-cell>
          <table:table-cell table:number-columns-repeated="6"/>
        </table:table-row>
        <table:table-row table:style-name="ro1">
          <table:table-cell office:value-type="string">
            <text:p>0.425000000000000</text:p>
          </table:table-cell>
          <table:table-cell office:value-type="string">
            <text:p>2.128791162529156E-002</text:p>
          </table:table-cell>
          <table:table-cell table:number-columns-repeated="6"/>
        </table:table-row>
        <table:table-row table:style-name="ro1">
          <table:table-cell office:value-type="string">
            <text:p>0.430000000000000</text:p>
          </table:table-cell>
          <table:table-cell office:value-type="string">
            <text:p>2.127152304098284E-002</text:p>
          </table:table-cell>
          <table:table-cell table:number-columns-repeated="6"/>
        </table:table-row>
        <table:table-row table:style-name="ro1">
          <table:table-cell office:value-type="string">
            <text:p>0.435000000000000</text:p>
          </table:table-cell>
          <table:table-cell office:value-type="string">
            <text:p>2.125514277482608E-002</text:p>
          </table:table-cell>
          <table:table-cell table:number-columns-repeated="6"/>
        </table:table-row>
        <table:table-row table:style-name="ro1">
          <table:table-cell office:value-type="string">
            <text:p>0.440000000000000</text:p>
          </table:table-cell>
          <table:table-cell office:value-type="string">
            <text:p>2.123877083020160E-002</text:p>
          </table:table-cell>
          <table:table-cell table:number-columns-repeated="6"/>
        </table:table-row>
        <table:table-row table:style-name="ro1">
          <table:table-cell office:value-type="string">
            <text:p>0.445000000000000</text:p>
          </table:table-cell>
          <table:table-cell office:value-type="string">
            <text:p>2.122240721049557E-002</text:p>
          </table:table-cell>
          <table:table-cell table:number-columns-repeated="6"/>
        </table:table-row>
        <table:table-row table:style-name="ro1">
          <table:table-cell office:value-type="string">
            <text:p>0.450000000000000</text:p>
          </table:table-cell>
          <table:table-cell office:value-type="string">
            <text:p>2.120605191910008E-002</text:p>
          </table:table-cell>
          <table:table-cell table:number-columns-repeated="6"/>
        </table:table-row>
        <table:table-row table:style-name="ro1">
          <table:table-cell office:value-type="string">
            <text:p>0.455000000000000</text:p>
          </table:table-cell>
          <table:table-cell office:value-type="string">
            <text:p>2.118970495941310E-002</text:p>
          </table:table-cell>
          <table:table-cell table:number-columns-repeated="6"/>
        </table:table-row>
        <table:table-row table:style-name="ro1">
          <table:table-cell office:value-type="string">
            <text:p>0.460000000000000</text:p>
          </table:table-cell>
          <table:table-cell office:value-type="string">
            <text:p>2.117336633483856E-002</text:p>
          </table:table-cell>
          <table:table-cell table:number-columns-repeated="6"/>
        </table:table-row>
        <table:table-row table:style-name="ro1">
          <table:table-cell office:value-type="string">
            <text:p>0.465000000000000</text:p>
          </table:table-cell>
          <table:table-cell office:value-type="string">
            <text:p>2.115703604878634E-002</text:p>
          </table:table-cell>
          <table:table-cell table:number-columns-repeated="6"/>
        </table:table-row>
        <table:table-row table:style-name="ro1">
          <table:table-cell office:value-type="string">
            <text:p>0.470000000000000</text:p>
          </table:table-cell>
          <table:table-cell office:value-type="string">
            <text:p>2.114071410467231E-002</text:p>
          </table:table-cell>
          <table:table-cell table:number-columns-repeated="6"/>
        </table:table-row>
        <table:table-row table:style-name="ro1">
          <table:table-cell office:value-type="string">
            <text:p>0.475000000000000</text:p>
          </table:table-cell>
          <table:table-cell office:value-type="string">
            <text:p>2.112440050591834E-002</text:p>
          </table:table-cell>
          <table:table-cell table:number-columns-repeated="6"/>
        </table:table-row>
        <table:table-row table:style-name="ro1">
          <table:table-cell office:value-type="string">
            <text:p>0.480000000000000</text:p>
          </table:table-cell>
          <table:table-cell office:value-type="string">
            <text:p>2.110809525595234E-002</text:p>
          </table:table-cell>
          <table:table-cell table:number-columns-repeated="6"/>
        </table:table-row>
        <table:table-row table:style-name="ro1">
          <table:table-cell office:value-type="string">
            <text:p>0.485000000000000</text:p>
          </table:table-cell>
          <table:table-cell office:value-type="string">
            <text:p>2.109179835820825E-002</text:p>
          </table:table-cell>
          <table:table-cell table:number-columns-repeated="6"/>
        </table:table-row>
        <table:table-row table:style-name="ro1">
          <table:table-cell office:value-type="string">
            <text:p>0.490000000000000</text:p>
          </table:table-cell>
          <table:table-cell office:value-type="string">
            <text:p>2.107550981612613E-002</text:p>
          </table:table-cell>
          <table:table-cell table:number-columns-repeated="6"/>
        </table:table-row>
        <table:table-row table:style-name="ro1">
          <table:table-cell office:value-type="string">
            <text:p>0.495000000000000</text:p>
          </table:table-cell>
          <table:table-cell office:value-type="string">
            <text:p>2.105922963315210E-002</text:p>
          </table:table-cell>
          <table:table-cell table:number-columns-repeated="6"/>
        </table:table-row>
        <table:table-row table:style-name="ro1">
          <table:table-cell office:value-type="string">
            <text:p>0.500000000000000</text:p>
          </table:table-cell>
          <table:table-cell office:value-type="string">
            <text:p>2.104295781273844E-002</text:p>
          </table:table-cell>
          <table:table-cell table:number-columns-repeated="6"/>
        </table:table-row>
        <table:table-row table:style-name="ro1">
          <table:table-cell office:value-type="string">
            <text:p>0.505000000000000</text:p>
          </table:table-cell>
          <table:table-cell office:value-type="string">
            <text:p>2.102669435834356E-002</text:p>
          </table:table-cell>
          <table:table-cell table:number-columns-repeated="6"/>
        </table:table-row>
        <table:table-row table:style-name="ro1">
          <table:table-cell office:value-type="string">
            <text:p>0.510000000000000</text:p>
          </table:table-cell>
          <table:table-cell office:value-type="string">
            <text:p>2.101043927343205E-002</text:p>
          </table:table-cell>
          <table:table-cell table:number-columns-repeated="6"/>
        </table:table-row>
        <table:table-row table:style-name="ro1">
          <table:table-cell office:value-type="string">
            <text:p>0.515000000000000</text:p>
          </table:table-cell>
          <table:table-cell office:value-type="string">
            <text:p>2.099419256147469E-002</text:p>
          </table:table-cell>
          <table:table-cell table:number-columns-repeated="6"/>
        </table:table-row>
        <table:table-row table:style-name="ro1">
          <table:table-cell office:value-type="string">
            <text:p>0.520000000000000</text:p>
          </table:table-cell>
          <table:table-cell office:value-type="string">
            <text:p>2.097795422594850E-002</text:p>
          </table:table-cell>
          <table:table-cell table:number-columns-repeated="6"/>
        </table:table-row>
        <table:table-row table:style-name="ro1">
          <table:table-cell office:value-type="string">
            <text:p>0.525000000000000</text:p>
          </table:table-cell>
          <table:table-cell office:value-type="string">
            <text:p>2.096172427033674E-002</text:p>
          </table:table-cell>
          <table:table-cell table:number-columns-repeated="6"/>
        </table:table-row>
        <table:table-row table:style-name="ro1">
          <table:table-cell office:value-type="string">
            <text:p>0.530000000000000</text:p>
          </table:table-cell>
          <table:table-cell office:value-type="string">
            <text:p>2.094550269812893E-002</text:p>
          </table:table-cell>
          <table:table-cell table:number-columns-repeated="6"/>
        </table:table-row>
        <table:table-row table:style-name="ro1">
          <table:table-cell office:value-type="string">
            <text:p>0.535000000000000</text:p>
          </table:table-cell>
          <table:table-cell office:value-type="string">
            <text:p>2.092928951282089E-002</text:p>
          </table:table-cell>
          <table:table-cell table:number-columns-repeated="6"/>
        </table:table-row>
        <table:table-row table:style-name="ro1">
          <table:table-cell office:value-type="string">
            <text:p>0.540000000000000</text:p>
          </table:table-cell>
          <table:table-cell office:value-type="string">
            <text:p>2.091308471791478E-002</text:p>
          </table:table-cell>
          <table:table-cell table:number-columns-repeated="6"/>
        </table:table-row>
        <table:table-row table:style-name="ro1">
          <table:table-cell office:value-type="string">
            <text:p>0.545000000000000</text:p>
          </table:table-cell>
          <table:table-cell office:value-type="string">
            <text:p>2.089688831691907E-002</text:p>
          </table:table-cell>
          <table:table-cell table:number-columns-repeated="6"/>
        </table:table-row>
        <table:table-row table:style-name="ro1">
          <table:table-cell office:value-type="string">
            <text:p>0.550000000000000</text:p>
          </table:table-cell>
          <table:table-cell office:value-type="string">
            <text:p>2.088070031334863E-002</text:p>
          </table:table-cell>
          <table:table-cell table:number-columns-repeated="6"/>
        </table:table-row>
        <table:table-row table:style-name="ro1">
          <table:table-cell office:value-type="string">
            <text:p>0.555000000000000</text:p>
          </table:table-cell>
          <table:table-cell office:value-type="string">
            <text:p>2.086452071072470E-002</text:p>
          </table:table-cell>
          <table:table-cell table:number-columns-repeated="6"/>
        </table:table-row>
        <table:table-row table:style-name="ro1">
          <table:table-cell office:value-type="string">
            <text:p>0.560000000000000</text:p>
          </table:table-cell>
          <table:table-cell office:value-type="string">
            <text:p>2.084834951257495E-002</text:p>
          </table:table-cell>
          <table:table-cell table:number-columns-repeated="6"/>
        </table:table-row>
        <table:table-row table:style-name="ro1">
          <table:table-cell office:value-type="string">
            <text:p>0.565000000000000</text:p>
          </table:table-cell>
          <table:table-cell office:value-type="string">
            <text:p>2.083218672243350E-002</text:p>
          </table:table-cell>
          <table:table-cell table:number-columns-repeated="6"/>
        </table:table-row>
        <table:table-row table:style-name="ro1">
          <table:table-cell office:value-type="string">
            <text:p>0.570000000000000</text:p>
          </table:table-cell>
          <table:table-cell office:value-type="string">
            <text:p>2.081603234384093E-002</text:p>
          </table:table-cell>
          <table:table-cell table:number-columns-repeated="6"/>
        </table:table-row>
        <table:table-row table:style-name="ro1">
          <table:table-cell office:value-type="string">
            <text:p>0.575000000000000</text:p>
          </table:table-cell>
          <table:table-cell office:value-type="string">
            <text:p>2.079988638034431E-002</text:p>
          </table:table-cell>
          <table:table-cell table:number-columns-repeated="6"/>
        </table:table-row>
        <table:table-row table:style-name="ro1">
          <table:table-cell office:value-type="string">
            <text:p>0.580000000000000</text:p>
          </table:table-cell>
          <table:table-cell office:value-type="string">
            <text:p>2.078374883549723E-002</text:p>
          </table:table-cell>
          <table:table-cell table:number-columns-repeated="6"/>
        </table:table-row>
        <table:table-row table:style-name="ro1">
          <table:table-cell office:value-type="string">
            <text:p>0.585000000000000</text:p>
          </table:table-cell>
          <table:table-cell office:value-type="string">
            <text:p>2.076761971285982E-002</text:p>
          </table:table-cell>
          <table:table-cell table:number-columns-repeated="6"/>
        </table:table-row>
        <table:table-row table:style-name="ro1">
          <table:table-cell office:value-type="string">
            <text:p>0.590000000000000</text:p>
          </table:table-cell>
          <table:table-cell office:value-type="string">
            <text:p>2.075149901599879E-002</text:p>
          </table:table-cell>
          <table:table-cell table:number-columns-repeated="6"/>
        </table:table-row>
        <table:table-row table:style-name="ro1">
          <table:table-cell office:value-type="string">
            <text:p>0.595000000000000</text:p>
          </table:table-cell>
          <table:table-cell office:value-type="string">
            <text:p>2.073538674848742E-002</text:p>
          </table:table-cell>
          <table:table-cell table:number-columns-repeated="6"/>
        </table:table-row>
        <table:table-row table:style-name="ro1">
          <table:table-cell office:value-type="string">
            <text:p>0.600000000000000</text:p>
          </table:table-cell>
          <table:table-cell office:value-type="string">
            <text:p>2.071928291390565E-002</text:p>
          </table:table-cell>
          <table:table-cell table:number-columns-repeated="6"/>
        </table:table-row>
        <table:table-row table:style-name="ro1">
          <table:table-cell office:value-type="string">
            <text:p>0.605000000000000</text:p>
          </table:table-cell>
          <table:table-cell office:value-type="string">
            <text:p>2.070318751584001E-002</text:p>
          </table:table-cell>
          <table:table-cell table:number-columns-repeated="6"/>
        </table:table-row>
        <table:table-row table:style-name="ro1">
          <table:table-cell office:value-type="string">
            <text:p>0.610000000000000</text:p>
          </table:table-cell>
          <table:table-cell office:value-type="string">
            <text:p>2.068710055788375E-002</text:p>
          </table:table-cell>
          <table:table-cell table:number-columns-repeated="6"/>
        </table:table-row>
        <table:table-row table:style-name="ro1">
          <table:table-cell office:value-type="string">
            <text:p>0.615000000000000</text:p>
          </table:table-cell>
          <table:table-cell office:value-type="string">
            <text:p>2.067102204363679E-002</text:p>
          </table:table-cell>
          <table:table-cell table:number-columns-repeated="6"/>
        </table:table-row>
        <table:table-row table:style-name="ro1">
          <table:table-cell office:value-type="string">
            <text:p>0.620000000000000</text:p>
          </table:table-cell>
          <table:table-cell office:value-type="string">
            <text:p>2.065495197670575E-002</text:p>
          </table:table-cell>
          <table:table-cell table:number-columns-repeated="6"/>
        </table:table-row>
        <table:table-row table:style-name="ro1">
          <table:table-cell office:value-type="string">
            <text:p>0.625000000000000</text:p>
          </table:table-cell>
          <table:table-cell office:value-type="string">
            <text:p>2.063889036070404E-002</text:p>
          </table:table-cell>
          <table:table-cell table:number-columns-repeated="6"/>
        </table:table-row>
        <table:table-row table:style-name="ro1">
          <table:table-cell office:value-type="string">
            <text:p>0.630000000000000</text:p>
          </table:table-cell>
          <table:table-cell office:value-type="string">
            <text:p>2.062283719925182E-002</text:p>
          </table:table-cell>
          <table:table-cell table:number-columns-repeated="6"/>
        </table:table-row>
        <table:table-row table:style-name="ro1">
          <table:table-cell office:value-type="string">
            <text:p>0.635000000000000</text:p>
          </table:table-cell>
          <table:table-cell office:value-type="string">
            <text:p>2.060743041369850E-002</text:p>
          </table:table-cell>
          <table:table-cell table:number-columns-repeated="6"/>
        </table:table-row>
        <table:table-row table:style-name="ro1">
          <table:table-cell office:value-type="string">
            <text:p>0.640000000000000</text:p>
          </table:table-cell>
          <table:table-cell office:value-type="string">
            <text:p>2.059266951149826E-002</text:p>
          </table:table-cell>
          <table:table-cell table:number-columns-repeated="6"/>
        </table:table-row>
        <table:table-row table:style-name="ro1">
          <table:table-cell office:value-type="string">
            <text:p>0.645000000000000</text:p>
          </table:table-cell>
          <table:table-cell office:value-type="string">
            <text:p>2.057855401994695E-002</text:p>
          </table:table-cell>
          <table:table-cell table:number-columns-repeated="6"/>
        </table:table-row>
        <table:table-row table:style-name="ro1">
          <table:table-cell office:value-type="string">
            <text:p>0.650000000000000</text:p>
          </table:table-cell>
          <table:table-cell office:value-type="string">
            <text:p>2.056508348616574E-002</text:p>
          </table:table-cell>
          <table:table-cell table:number-columns-repeated="6"/>
        </table:table-row>
        <table:table-row table:style-name="ro1">
          <table:table-cell office:value-type="string">
            <text:p>0.655000000000000</text:p>
          </table:table-cell>
          <table:table-cell office:value-type="string">
            <text:p>2.055225747708566E-002</text:p>
          </table:table-cell>
          <table:table-cell table:number-columns-repeated="6"/>
        </table:table-row>
        <table:table-row table:style-name="ro1">
          <table:table-cell office:value-type="string">
            <text:p>0.660000000000000</text:p>
          </table:table-cell>
          <table:table-cell office:value-type="string">
            <text:p>2.054007557943253E-002</text:p>
          </table:table-cell>
          <table:table-cell table:number-columns-repeated="6"/>
        </table:table-row>
        <table:table-row table:style-name="ro1">
          <table:table-cell office:value-type="string">
            <text:p>0.665000000000000</text:p>
          </table:table-cell>
          <table:table-cell office:value-type="string">
            <text:p>2.052853739971276E-002</text:p>
          </table:table-cell>
          <table:table-cell table:number-columns-repeated="6"/>
        </table:table-row>
        <table:table-row table:style-name="ro1">
          <table:table-cell office:value-type="string">
            <text:p>0.670000000000000</text:p>
          </table:table-cell>
          <table:table-cell office:value-type="string">
            <text:p>2.051764256419962E-002</text:p>
          </table:table-cell>
          <table:table-cell table:number-columns-repeated="6"/>
        </table:table-row>
        <table:table-row table:style-name="ro1">
          <table:table-cell office:value-type="string">
            <text:p>0.675000000000000</text:p>
          </table:table-cell>
          <table:table-cell office:value-type="string">
            <text:p>2.050739071892035E-002</text:p>
          </table:table-cell>
          <table:table-cell table:number-columns-repeated="6"/>
        </table:table-row>
        <table:table-row table:style-name="ro1">
          <table:table-cell office:value-type="string">
            <text:p>0.680000000000000</text:p>
          </table:table-cell>
          <table:table-cell office:value-type="string">
            <text:p>2.049778152964371E-002</text:p>
          </table:table-cell>
          <table:table-cell table:number-columns-repeated="6"/>
        </table:table-row>
        <table:table-row table:style-name="ro1">
          <table:table-cell office:value-type="string">
            <text:p>0.685000000000000</text:p>
          </table:table-cell>
          <table:table-cell office:value-type="string">
            <text:p>2.048881468186837E-002</text:p>
          </table:table-cell>
          <table:table-cell table:number-columns-repeated="6"/>
        </table:table-row>
        <table:table-row table:style-name="ro1">
          <table:table-cell office:value-type="string">
            <text:p>0.690000000000001</text:p>
          </table:table-cell>
          <table:table-cell office:value-type="string">
            <text:p>2.048048988081185E-002</text:p>
          </table:table-cell>
          <table:table-cell table:number-columns-repeated="6"/>
        </table:table-row>
        <table:table-row table:style-name="ro1">
          <table:table-cell office:value-type="string">
            <text:p>0.695000000000001</text:p>
          </table:table-cell>
          <table:table-cell office:value-type="string">
            <text:p>2.047280685140011E-002</text:p>
          </table:table-cell>
          <table:table-cell table:number-columns-repeated="6"/>
        </table:table-row>
        <table:table-row table:style-name="ro1">
          <table:table-cell office:value-type="string">
            <text:p>0.700000000000001</text:p>
          </table:table-cell>
          <table:table-cell office:value-type="string">
            <text:p>2.046576533825784E-002</text:p>
          </table:table-cell>
          <table:table-cell table:number-columns-repeated="6"/>
        </table:table-row>
        <table:table-row table:style-name="ro1">
          <table:table-cell office:value-type="string">
            <text:p>0.705000000000001</text:p>
          </table:table-cell>
          <table:table-cell office:value-type="string">
            <text:p>2.045936510569939E-002</text:p>
          </table:table-cell>
          <table:table-cell table:number-columns-repeated="6"/>
        </table:table-row>
        <table:table-row table:style-name="ro1">
          <table:table-cell office:value-type="string">
            <text:p>0.710000000000001</text:p>
          </table:table-cell>
          <table:table-cell office:value-type="string">
            <text:p>2.045360593772032E-002</text:p>
          </table:table-cell>
          <table:table-cell table:number-columns-repeated="6"/>
        </table:table-row>
        <table:table-row table:style-name="ro1">
          <table:table-cell office:value-type="string">
            <text:p>0.715000000000001</text:p>
          </table:table-cell>
          <table:table-cell office:value-type="string">
            <text:p>2.044848763798961E-002</text:p>
          </table:table-cell>
          <table:table-cell table:number-columns-repeated="6"/>
        </table:table-row>
        <table:table-row table:style-name="ro1">
          <table:table-cell office:value-type="string">
            <text:p>0.720000000000001</text:p>
          </table:table-cell>
          <table:table-cell office:value-type="string">
            <text:p>2.044401002984257E-002</text:p>
          </table:table-cell>
          <table:table-cell table:number-columns-repeated="6"/>
        </table:table-row>
        <table:table-row table:style-name="ro1">
          <table:table-cell office:value-type="string">
            <text:p>0.725000000000001</text:p>
          </table:table-cell>
          <table:table-cell office:value-type="string">
            <text:p>2.044017295627438E-002</text:p>
          </table:table-cell>
          <table:table-cell table:number-columns-repeated="6"/>
        </table:table-row>
        <table:table-row table:style-name="ro1">
          <table:table-cell office:value-type="string">
            <text:p>0.730000000000001</text:p>
          </table:table-cell>
          <table:table-cell office:value-type="string">
            <text:p>2.043697627993421E-002</text:p>
          </table:table-cell>
          <table:table-cell table:number-columns-repeated="6"/>
        </table:table-row>
        <table:table-row table:style-name="ro1">
          <table:table-cell office:value-type="string">
            <text:p>0.735000000000001</text:p>
          </table:table-cell>
          <table:table-cell office:value-type="string">
            <text:p>2.043441988312012E-002</text:p>
          </table:table-cell>
          <table:table-cell table:number-columns-repeated="6"/>
        </table:table-row>
        <table:table-row table:style-name="ro1">
          <table:table-cell office:value-type="string">
            <text:p>0.740000000000001</text:p>
          </table:table-cell>
          <table:table-cell office:value-type="string">
            <text:p>2.043250366777452E-002</text:p>
          </table:table-cell>
          <table:table-cell table:number-columns-repeated="6"/>
        </table:table-row>
        <table:table-row table:style-name="ro1">
          <table:table-cell office:value-type="string">
            <text:p>0.745000000000001</text:p>
          </table:table-cell>
          <table:table-cell office:value-type="string">
            <text:p>2.043122755548031E-002</text:p>
          </table:table-cell>
          <table:table-cell table:number-columns-repeated="6"/>
        </table:table-row>
        <table:table-row table:style-name="ro1">
          <table:table-cell office:value-type="string">
            <text:p>0.750000000000001</text:p>
          </table:table-cell>
          <table:table-cell office:value-type="string">
            <text:p>2.043059148745768E-002</text:p>
          </table:table-cell>
          <table:table-cell table:number-columns-repeated="6"/>
        </table:table-row>
        <table:table-row table:style-name="ro1">
          <table:table-cell office:value-type="string">
            <text:p>0.755000000000001</text:p>
          </table:table-cell>
          <table:table-cell office:value-type="string">
            <text:p>2.043059542456158E-002</text:p>
          </table:table-cell>
          <table:table-cell table:number-columns-repeated="6"/>
        </table:table-row>
        <table:table-row table:style-name="ro1">
          <table:table-cell office:value-type="string">
            <text:p>0.760000000000001</text:p>
          </table:table-cell>
          <table:table-cell office:value-type="string">
            <text:p>2.043123934727979E-002</text:p>
          </table:table-cell>
          <table:table-cell table:number-columns-repeated="6"/>
        </table:table-row>
        <table:table-row table:style-name="ro1">
          <table:table-cell office:value-type="string">
            <text:p>0.765000000000001</text:p>
          </table:table-cell>
          <table:table-cell office:value-type="string">
            <text:p>2.043252325573168E-002</text:p>
          </table:table-cell>
          <table:table-cell table:number-columns-repeated="6"/>
        </table:table-row>
        <table:table-row table:style-name="ro1">
          <table:table-cell office:value-type="string">
            <text:p>0.770000000000001</text:p>
          </table:table-cell>
          <table:table-cell office:value-type="string">
            <text:p>2.043444716966763E-002</text:p>
          </table:table-cell>
          <table:table-cell table:number-columns-repeated="6"/>
        </table:table-row>
        <table:table-row table:style-name="ro1">
          <table:table-cell office:value-type="string">
            <text:p>0.775000000000001</text:p>
          </table:table-cell>
          <table:table-cell office:value-type="string">
            <text:p>2.043701112846911E-002</text:p>
          </table:table-cell>
          <table:table-cell table:number-columns-repeated="6"/>
        </table:table-row>
        <table:table-row table:style-name="ro1">
          <table:table-cell office:value-type="string">
            <text:p>0.780000000000001</text:p>
          </table:table-cell>
          <table:table-cell office:value-type="string">
            <text:p>2.044021519114934E-002</text:p>
          </table:table-cell>
          <table:table-cell table:number-columns-repeated="6"/>
        </table:table-row>
        <table:table-row table:style-name="ro1">
          <table:table-cell office:value-type="string">
            <text:p>0.785000000000001</text:p>
          </table:table-cell>
          <table:table-cell office:value-type="string">
            <text:p>2.044405943635471E-002</text:p>
          </table:table-cell>
          <table:table-cell table:number-columns-repeated="6"/>
        </table:table-row>
        <table:table-row table:style-name="ro1">
          <table:table-cell office:value-type="string">
            <text:p>0.790000000000001</text:p>
          </table:table-cell>
          <table:table-cell office:value-type="string">
            <text:p>2.044854396236678E-002</text:p>
          </table:table-cell>
          <table:table-cell table:number-columns-repeated="6"/>
        </table:table-row>
        <table:table-row table:style-name="ro1">
          <table:table-cell office:value-type="string">
            <text:p>0.795000000000001</text:p>
          </table:table-cell>
          <table:table-cell office:value-type="string">
            <text:p>2.045366888710495E-002</text:p>
          </table:table-cell>
          <table:table-cell table:number-columns-repeated="6"/>
        </table:table-row>
        <table:table-row table:style-name="ro1">
          <table:table-cell office:value-type="string">
            <text:p>0.800000000000001</text:p>
          </table:table-cell>
          <table:table-cell office:value-type="string">
            <text:p>2.045943434812980E-002</text:p>
          </table:table-cell>
          <table:table-cell table:number-columns-repeated="6"/>
        </table:table-row>
        <table:table-row table:style-name="ro1">
          <table:table-cell office:value-type="string">
            <text:p>0.805000000000001</text:p>
          </table:table-cell>
          <table:table-cell office:value-type="string">
            <text:p>2.046584050264706E-002</text:p>
          </table:table-cell>
          <table:table-cell table:number-columns-repeated="6"/>
        </table:table-row>
        <table:table-row table:style-name="ro1">
          <table:table-cell office:value-type="string">
            <text:p>0.810000000000001</text:p>
          </table:table-cell>
          <table:table-cell office:value-type="string">
            <text:p>2.047288752751223E-002</text:p>
          </table:table-cell>
          <table:table-cell table:number-columns-repeated="6"/>
        </table:table-row>
        <table:table-row table:style-name="ro1">
          <table:table-cell office:value-type="string">
            <text:p>0.815000000000001</text:p>
          </table:table-cell>
          <table:table-cell office:value-type="string">
            <text:p>2.048057561923589E-002</text:p>
          </table:table-cell>
          <table:table-cell table:number-columns-repeated="6"/>
        </table:table-row>
        <table:table-row table:style-name="ro1">
          <table:table-cell office:value-type="string">
            <text:p>0.820000000000001</text:p>
          </table:table-cell>
          <table:table-cell office:value-type="string">
            <text:p>2.048890499398960E-002</text:p>
          </table:table-cell>
          <table:table-cell table:number-columns-repeated="6"/>
        </table:table-row>
        <table:table-row table:style-name="ro1">
          <table:table-cell office:value-type="string">
            <text:p>0.825000000000001</text:p>
          </table:table-cell>
          <table:table-cell office:value-type="string">
            <text:p>2.049787588761255E-002</text:p>
          </table:table-cell>
          <table:table-cell table:number-columns-repeated="6"/>
        </table:table-row>
        <table:table-row table:style-name="ro1">
          <table:table-cell office:value-type="string">
            <text:p>0.830000000000001</text:p>
          </table:table-cell>
          <table:table-cell office:value-type="string">
            <text:p>2.050748855561872E-002</text:p>
          </table:table-cell>
          <table:table-cell table:number-columns-repeated="6"/>
        </table:table-row>
        <table:table-row table:style-name="ro1">
          <table:table-cell office:value-type="string">
            <text:p>0.835000000000001</text:p>
          </table:table-cell>
          <table:table-cell office:value-type="string">
            <text:p>2.051774327320482E-002</text:p>
          </table:table-cell>
          <table:table-cell table:number-columns-repeated="6"/>
        </table:table-row>
        <table:table-row table:style-name="ro1">
          <table:table-cell office:value-type="string">
            <text:p>0.840000000000001</text:p>
          </table:table-cell>
          <table:table-cell office:value-type="string">
            <text:p>2.052864033525882E-002</text:p>
          </table:table-cell>
          <table:table-cell table:number-columns-repeated="6"/>
        </table:table-row>
        <table:table-row table:style-name="ro1">
          <table:table-cell office:value-type="string">
            <text:p>0.845000000000001</text:p>
          </table:table-cell>
          <table:table-cell office:value-type="string">
            <text:p>2.054018005636916E-002</text:p>
          </table:table-cell>
          <table:table-cell table:number-columns-repeated="6"/>
        </table:table-row>
        <table:table-row table:style-name="ro1">
          <table:table-cell office:value-type="string">
            <text:p>0.850000000000001</text:p>
          </table:table-cell>
          <table:table-cell office:value-type="string">
            <text:p>2.055236277083456E-002</text:p>
          </table:table-cell>
          <table:table-cell table:number-columns-repeated="6"/>
        </table:table-row>
        <table:table-row table:style-name="ro1">
          <table:table-cell office:value-type="string">
            <text:p>0.855000000000001</text:p>
          </table:table-cell>
          <table:table-cell office:value-type="string">
            <text:p>2.056518883267453E-002</text:p>
          </table:table-cell>
          <table:table-cell table:number-columns-repeated="6"/>
        </table:table-row>
        <table:table-row table:style-name="ro1">
          <table:table-cell office:value-type="string">
            <text:p>0.860000000000001</text:p>
          </table:table-cell>
          <table:table-cell office:value-type="string">
            <text:p>2.057865861564052E-002</text:p>
          </table:table-cell>
          <table:table-cell table:number-columns-repeated="6"/>
        </table:table-row>
        <table:table-row table:style-name="ro1">
          <table:table-cell office:value-type="string">
            <text:p>0.865000000000001</text:p>
          </table:table-cell>
          <table:table-cell office:value-type="string">
            <text:p>2.059277251322771E-002</text:p>
          </table:table-cell>
          <table:table-cell table:number-columns-repeated="6"/>
        </table:table-row>
        <table:table-row table:style-name="ro1">
          <table:table-cell office:value-type="string">
            <text:p>0.870000000000001</text:p>
          </table:table-cell>
          <table:table-cell office:value-type="string">
            <text:p>2.060753093868745E-002</text:p>
          </table:table-cell>
          <table:table-cell table:number-columns-repeated="6"/>
        </table:table-row>
        <table:table-row table:style-name="ro1">
          <table:table-cell office:value-type="string">
            <text:p>0.875000000000001</text:p>
          </table:table-cell>
          <table:table-cell office:value-type="string">
            <text:p>2.062293432504035E-002</text:p>
          </table:table-cell>
          <table:table-cell table:number-columns-repeated="6"/>
        </table:table-row>
        <table:table-row table:style-name="ro1">
          <table:table-cell office:value-type="string">
            <text:p>0.880000000000001</text:p>
          </table:table-cell>
          <table:table-cell office:value-type="string">
            <text:p>2.063898312509005E-002</text:p>
          </table:table-cell>
          <table:table-cell table:number-columns-repeated="6"/>
        </table:table-row>
        <table:table-row table:style-name="ro1">
          <table:table-cell office:value-type="string">
            <text:p>0.885000000000001</text:p>
          </table:table-cell>
          <table:table-cell office:value-type="string">
            <text:p>2.065504038689265E-002</text:p>
          </table:table-cell>
          <table:table-cell table:number-columns-repeated="6"/>
        </table:table-row>
        <table:table-row table:style-name="ro1">
          <table:table-cell office:value-type="string">
            <text:p>0.890000000000001</text:p>
          </table:table-cell>
          <table:table-cell office:value-type="string">
            <text:p>2.067110610681684E-002</text:p>
          </table:table-cell>
          <table:table-cell table:number-columns-repeated="6"/>
        </table:table-row>
        <table:table-row table:style-name="ro1">
          <table:table-cell office:value-type="string">
            <text:p>0.895000000000001</text:p>
          </table:table-cell>
          <table:table-cell office:value-type="string">
            <text:p>2.068718028123807E-002</text:p>
          </table:table-cell>
          <table:table-cell table:number-columns-repeated="6"/>
        </table:table-row>
        <table:table-row table:style-name="ro1">
          <table:table-cell office:value-type="string">
            <text:p>0.900000000000001</text:p>
          </table:table-cell>
          <table:table-cell office:value-type="string">
            <text:p>2.070326290653863E-002</text:p>
          </table:table-cell>
          <table:table-cell table:number-columns-repeated="6"/>
        </table:table-row>
        <table:table-row table:style-name="ro1">
          <table:table-cell office:value-type="string">
            <text:p>0.905000000000001</text:p>
          </table:table-cell>
          <table:table-cell office:value-type="string">
            <text:p>2.071935397910753E-002</text:p>
          </table:table-cell>
          <table:table-cell table:number-columns-repeated="6"/>
        </table:table-row>
        <table:table-row table:style-name="ro1">
          <table:table-cell office:value-type="string">
            <text:p>0.910000000000001</text:p>
          </table:table-cell>
          <table:table-cell office:value-type="string">
            <text:p>2.073545349534054E-002</text:p>
          </table:table-cell>
          <table:table-cell table:number-columns-repeated="6"/>
        </table:table-row>
        <table:table-row table:style-name="ro1">
          <table:table-cell office:value-type="string">
            <text:p>0.915000000000001</text:p>
          </table:table-cell>
          <table:table-cell office:value-type="string">
            <text:p>2.075156145164015E-002</text:p>
          </table:table-cell>
          <table:table-cell table:number-columns-repeated="6"/>
        </table:table-row>
        <table:table-row table:style-name="ro1">
          <table:table-cell office:value-type="string">
            <text:p>0.920000000000001</text:p>
          </table:table-cell>
          <table:table-cell office:value-type="string">
            <text:p>2.076767784441551E-002</text:p>
          </table:table-cell>
          <table:table-cell table:number-columns-repeated="6"/>
        </table:table-row>
        <table:table-row table:style-name="ro1">
          <table:table-cell office:value-type="string">
            <text:p>0.925000000000001</text:p>
          </table:table-cell>
          <table:table-cell office:value-type="string">
            <text:p>2.078380267008247E-002</text:p>
          </table:table-cell>
          <table:table-cell table:number-columns-repeated="6"/>
        </table:table-row>
        <table:table-row table:style-name="ro1">
          <table:table-cell office:value-type="string">
            <text:p>0.930000000000001</text:p>
          </table:table-cell>
          <table:table-cell office:value-type="string">
            <text:p>2.079993592506347E-002</text:p>
          </table:table-cell>
          <table:table-cell table:number-columns-repeated="6"/>
        </table:table-row>
        <table:table-row table:style-name="ro1">
          <table:table-cell office:value-type="string">
            <text:p>0.935000000000001</text:p>
          </table:table-cell>
          <table:table-cell office:value-type="string">
            <text:p>2.081607760578759E-002</text:p>
          </table:table-cell>
          <table:table-cell table:number-columns-repeated="6"/>
        </table:table-row>
        <table:table-row table:style-name="ro1">
          <table:table-cell office:value-type="string">
            <text:p>0.940000000000001</text:p>
          </table:table-cell>
          <table:table-cell office:value-type="string">
            <text:p>2.083222770869050E-002</text:p>
          </table:table-cell>
          <table:table-cell table:number-columns-repeated="6"/>
        </table:table-row>
        <table:table-row table:style-name="ro1">
          <table:table-cell office:value-type="string">
            <text:p>0.945000000000001</text:p>
          </table:table-cell>
          <table:table-cell office:value-type="string">
            <text:p>2.084838623021442E-002</text:p>
          </table:table-cell>
          <table:table-cell table:number-columns-repeated="6"/>
        </table:table-row>
        <table:table-row table:style-name="ro1">
          <table:table-cell office:value-type="string">
            <text:p>0.950000000000001</text:p>
          </table:table-cell>
          <table:table-cell office:value-type="string">
            <text:p>2.086455316680810E-002</text:p>
          </table:table-cell>
          <table:table-cell table:number-columns-repeated="6"/>
        </table:table-row>
        <table:table-row table:style-name="ro1">
          <table:table-cell office:value-type="string">
            <text:p>0.955000000000001</text:p>
          </table:table-cell>
          <table:table-cell office:value-type="string">
            <text:p>2.088072851492681E-002</text:p>
          </table:table-cell>
          <table:table-cell table:number-columns-repeated="6"/>
        </table:table-row>
        <table:table-row table:style-name="ro1">
          <table:table-cell office:value-type="string">
            <text:p>0.960000000000001</text:p>
          </table:table-cell>
          <table:table-cell office:value-type="string">
            <text:p>2.089691227103230E-002</text:p>
          </table:table-cell>
          <table:table-cell table:number-columns-repeated="6"/>
        </table:table-row>
        <table:table-row table:style-name="ro1">
          <table:table-cell office:value-type="string">
            <text:p>0.965000000000001</text:p>
          </table:table-cell>
          <table:table-cell office:value-type="string">
            <text:p>2.091310443159278E-002</text:p>
          </table:table-cell>
          <table:table-cell table:number-columns-repeated="6"/>
        </table:table-row>
        <table:table-row table:style-name="ro1">
          <table:table-cell office:value-type="string">
            <text:p>0.970000000000001</text:p>
          </table:table-cell>
          <table:table-cell office:value-type="string">
            <text:p>2.092930499308291E-002</text:p>
          </table:table-cell>
          <table:table-cell table:number-columns-repeated="6"/>
        </table:table-row>
        <table:table-row table:style-name="ro1">
          <table:table-cell office:value-type="string">
            <text:p>0.975000000000001</text:p>
          </table:table-cell>
          <table:table-cell office:value-type="string">
            <text:p>2.094551395198373E-002</text:p>
          </table:table-cell>
          <table:table-cell table:number-columns-repeated="6"/>
        </table:table-row>
        <table:table-row table:style-name="ro1">
          <table:table-cell office:value-type="string">
            <text:p>0.980000000000001</text:p>
          </table:table-cell>
          <table:table-cell office:value-type="string">
            <text:p>2.096173130478271E-002</text:p>
          </table:table-cell>
          <table:table-cell table:number-columns-repeated="6"/>
        </table:table-row>
        <table:table-row table:style-name="ro1">
          <table:table-cell office:value-type="string">
            <text:p>0.985000000000001</text:p>
          </table:table-cell>
          <table:table-cell office:value-type="string">
            <text:p>2.097795704797364E-002</text:p>
          </table:table-cell>
          <table:table-cell table:number-columns-repeated="6"/>
        </table:table-row>
        <table:table-row table:style-name="ro1">
          <table:table-cell office:value-type="string">
            <text:p>0.990000000000001</text:p>
          </table:table-cell>
          <table:table-cell office:value-type="string">
            <text:p>2.099419117805667E-002</text:p>
          </table:table-cell>
          <table:table-cell table:number-columns-repeated="6"/>
        </table:table-row>
        <table:table-row table:style-name="ro1">
          <table:table-cell office:value-type="string">
            <text:p>0.995000000000001</text:p>
          </table:table-cell>
          <table:table-cell office:value-type="string">
            <text:p>2.101043369153825E-002</text:p>
          </table:table-cell>
          <table:table-cell table:number-columns-repeated="6"/>
        </table:table-row>
        <table:table-row table:style-name="ro1">
          <table:table-cell office:value-type="string">
            <text:p>1.00000000000000</text:p>
          </table:table-cell>
          <table:table-cell office:value-type="string">
            <text:p>2.102668458493114E-002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8">08/01/2012</text:date>, <text:time>17:0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1-08T17:04:58</dc:date>
    <dc:creator>temperville </dc:creator>
    <meta:document-statistic meta:table-count="1" meta:cell-count="402" meta:object-count="0"/>
    <meta:generator>OpenOffice.org/3.2$Linux OpenOffice.org_project/320m12$Build-9483</meta:generator>
  </office:meta>
</office:document-meta>
</file>